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8d61b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5da21" officeooo:paragraph-rsid="0055da2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b9752" officeooo:paragraph-rsid="005b975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34b84" officeooo:paragraph-rsid="00634b8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5e1f65" officeooo:paragraph-rsid="006543fb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DejaVu Sans Condensed1" fo:font-size="12pt" fo:font-weight="bold" officeooo:rsid="0067ae69" officeooo:paragraph-rsid="0067ae69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7cb9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5da2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34b84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58d61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634b84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b9752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634b84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634b84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6543fb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6543fb"/>
    </style:style>
    <style:style style:name="P20" style:family="paragraph" style:parent-style-name="Standard">
      <style:paragraph-properties fo:text-align="start" style:justify-single-word="false"/>
      <style:text-properties officeooo:paragraph-rsid="006bd537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5da21" officeooo:paragraph-rsid="0055da21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8d61b" officeooo:paragraph-rsid="0058d61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634b84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afe0" officeooo:paragraph-rsid="005aafe0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b9752" officeooo:paragraph-rsid="005b9752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bd537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bd537" style:font-weight-asian="bold" style:font-weight-complex="bold"/>
    </style:style>
    <style:style style:name="T1" style:family="text">
      <style:text-properties style:font-name="DejaVu Sans Condensed1" fo:font-size="12pt" fo:font-weight="normal" officeooo:rsid="0057cb9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ed3e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5fce12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634b84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601af1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58d61b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5aafe0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b9752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64ae60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5e1f6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543fb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5da2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69501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5da21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b9752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7cb9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d5fe3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fce1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634b84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fccb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4ae60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746c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fce1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normal" officeooo:rsid="005fce12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5fd1e1" style:font-size-asian="12pt" style:font-weight-asian="normal" style:font-size-complex="12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355269" loext:opacity="100%" fo:font-weight="bold" style:font-weight-asian="bold" style:font-weight-complex="bold"/>
    </style:style>
    <style:style style:name="T33" style:family="text">
      <style:text-properties officeooo:rsid="00634b84"/>
    </style:style>
    <style:style style:name="T34" style:family="text">
      <style:text-properties officeooo:rsid="0064ae60"/>
    </style:style>
    <style:style style:name="T35" style:family="text">
      <style:text-properties officeooo:rsid="006993e7"/>
    </style:style>
    <style:style style:name="T3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6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C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B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0"><text:span text:style-name="T15">3</text:span><text:span text:style-name="T16">0</text:span><text:span text:style-name="T26">4</text:span><text:span text:style-name="T15"> - Flight</text:span><text:span text:style-name="T17"> - </text:span><text:span text:style-name="T18">ABRIS</text:span></text:p>
      <text:p text:style-name="P2"/>
      <text:p text:style-name="P9">IMPORTANT: For simple navigation to a single destination, see steps on page 301<text:span text:style-name="T35">, using INFO and TO</text:span>. <text:s/>This page is for more complicated flight plan setup that is usually not needed.</text:p>
      <text:p text:style-name="P2"/>
      <text:p text:style-name="P5">General</text:p>
      <text:list text:style-name="L1">
        <text:list-item>
          <text:p text:style-name="P10"><text:span text:style-name="T1">Pages: </text:span><text:span text:style-name="T21">MENU</text:span><text:span text:style-name="T1"> -&gt; </text:span><text:span text:style-name="T21">NAV</text:span><text:span text:style-name="T1"> -&gt; </text:span><text:span text:style-name="T20">ARC</text:span><text:span text:style-name="T1"> -&gt; </text:span><text:span text:style-name="T20">HSI</text:span><text:span text:style-name="T1">. <text:s/>Current page is shown in top left, cycle pages with </text:span><text:span text:style-name="T20">OSB 5</text:span><text:span text:style-name="T1">.</text:span></text:p>
        </text:list-item>
        <text:list-item>
          <text:p text:style-name="P21"><text:span text:style-name="T32">Blue = enemy</text:span>, <text:span text:style-name="T31">Red = friendly</text:span></text:p>
        </text:list-item>
        <text:list-item>
          <text:p text:style-name="P11"><text:span text:style-name="T12">Targets are show</text:span><text:span text:style-name="T2">n</text:span><text:span text:style-name="T12"> as they were when helicopter was </text:span><text:span text:style-name="T13">spawned</text:span><text:span text:style-name="T12">. <text:s/>Targets that you destroy are </text:span><text:span text:style-name="T13">usually </text:span><text:span text:style-name="T12">removed</text:span><text:span text:style-name="T13">, but not always</text:span><text:span text:style-name="T12">. <text:s/>Not sure about targets that others destroy?? <text:s/>Or that move?? <text:s/>Targets can be set to Hidden in the mission editor.</text:span></text:p>
        </text:list-item>
        <text:list-item>
          <text:p text:style-name="P21">Stationary air defense units (including mobile units that aren't moving) <text:span text:style-name="T33">have</text:span> blue shading around them that shows their LOS vs terrain at your current altitude. <text:s/>Useful for planning attack vectors.</text:p>
        </text:list-item>
        <text:list-item>
          <text:p text:style-name="P12"><text:span text:style-name="T3">Grid shown by default is lat/long grid (1 nm</text:span><text:span text:style-name="T13">i</text:span><text:span text:style-name="T3">/</text:span><text:span text:style-name="T4">min</text:span><text:span text:style-name="T3"> of lat at equator). <text:s/>You can also show MGRS grid </text:span><text:span text:style-name="T5">(100 km squares and 10 km squares)</text:span><text:span text:style-name="T4">:</text:span></text:p>
          <text:list>
            <text:list-item>
              <text:p text:style-name="P12"><text:span text:style-name="T22">MENU</text:span><text:span text:style-name="T3"> &gt; </text:span><text:span text:style-name="T22">OPTION</text:span><text:span text:style-name="T3"> &gt; </text:span><text:span text:style-name="T22">CHARTS</text:span><text:span text:style-name="T3"> &gt; scroll down to the bottom past "LINE OBJECTS" to </text:span><text:span text:style-name="T27">ГEO. CETKA</text:span><text:span text:style-name="T28"> (lat/long grid) and </text:span><text:span text:style-name="T27">UTM CETKA</text:span><text:span text:style-name="T28"> (MGRS grid). <text:s/></text:span><text:span text:style-name="T29">This is not documented in the official manual, but is in a Volk video.</text:span></text:p>
            </text:list-item>
          </text:list>
        </text:list-item>
      </text:list>
      <text:p text:style-name="P4"/>
      <text:p text:style-name="P1"><text:span text:style-name="T23">Add or edit waypoints in a flight plan</text:span><text:span text:style-name="T24"> -- WIP</text:span></text:p>
      <text:list xml:id="list487148839" text:style-name="L2">
        <text:list-item>
          <text:p text:style-name="P22">Menu<text:span text:style-name="T34"> page</text:span> &gt; Plan &gt; Setup &gt; Draw</text:p>
        </text:list-item>
        <text:list-item>
          <text:p text:style-name="P22">Move green box cursor with right-hand knob, change scale as needed.</text:p>
        </text:list-item>
        <text:list-item>
          <text:p text:style-name="P13"><text:span text:style-name="T6">Press </text:span><text:span text:style-name="T25">ADD</text:span><text:span text:style-name="T4"> OSB</text:span><text:span text:style-name="T2">. <text:s/>Recommended to make first waypoint your starting airbase.</text:span></text:p>
        </text:list-item>
        <text:list-item>
          <text:p text:style-name="P23">Some fields will be editable<text:span text:style-name="T33">:</text:span></text:p>
        </text:list-item>
      </text:list>
      <text:list text:style-name="L3">
        <text:list-item>
          <text:list>
            <text:list-item>
              <text:p text:style-name="P16"><text:span text:style-name="T7">Waypoint name (defaults to 00001, not editable if waypoint is a map object</text:span><text:span text:style-name="T4"> such as an enemy unit</text:span><text:span text:style-name="T7">)</text:span><text:span text:style-name="T4">.</text:span></text:p>
            </text:list-item>
            <text:list-item>
              <text:p text:style-name="P16"><text:span text:style-name="T7">"</text:span><text:span text:style-name="T4">O</text:span><text:span text:style-name="T7">ver" option</text:span><text:span text:style-name="T4">,</text:span><text:span text:style-name="T7"> set</text:span><text:span text:style-name="T4">s</text:span><text:span text:style-name="T7"> how heli will fly past or over the waypoint</text:span><text:span text:style-name="T4">.</text:span></text:p>
            </text:list-item>
            <text:list-item>
              <text:p text:style-name="P16"><text:span text:style-name="T4">M</text:span><text:span text:style-name="T7">ag declination </text:span><text:span text:style-name="T4">at that location</text:span><text:span text:style-name="T7">.</text:span></text:p>
            </text:list-item>
          </text:list>
        </text:list-item>
      </text:list>
      <text:list xml:id="list143504950541000" text:continue-list="list487148839" text:style-name="L2">
        <text:list-item>
          <text:p text:style-name="P22">Press <text:span text:style-name="T30">&gt;&gt;</text:span> to cycle through the editable fields<text:span text:style-name="T34">, right knob left/right to change field value.</text:span></text:p>
          <text:list>
            <text:list-item>
              <text:p text:style-name="P14"><text:span text:style-name="T6">FBY </text:span><text:span text:style-name="T4">-- (default) continuous turn from one leg to next, may not pass directly over waypoint</text:span></text:p>
            </text:list-item>
            <text:list-item>
              <text:p text:style-name="P14"><text:span text:style-name="T6">OVR</text:span><text:span text:style-name="T7"> </text:span><text:span text:style-name="T4">-- </text:span><text:span text:style-name="T7">fly over waypoint along previous leg heading</text:span><text:span text:style-name="T4">, then turn back to next leg heading</text:span></text:p>
            </text:list-item>
            <text:list-item>
              <text:p text:style-name="P14"><text:span text:style-name="T6">FIN</text:span><text:span text:style-name="T7"> </text:span><text:span text:style-name="T4">-- turn away before waypoint, then </text:span><text:span text:style-name="T7">fly over waypoint along next leg heading</text:span></text:p>
            </text:list-item>
          </text:list>
        </text:list-item>
        <text:list-item>
          <text:p text:style-name="P24">If waypoint is over an airport (A), NDB (N), VOR (V), or other aeronautical point (I), an additional letter will be shown.</text:p>
        </text:list-item>
        <text:list-item>
          <text:p text:style-name="P15"><text:span text:style-name="T8">Press </text:span><text:span text:style-name="T25">ENTER</text:span><text:span text:style-name="T8"> OSB to save waypoint.</text:span></text:p>
        </text:list-item>
        <text:list-item>
          <text:p text:style-name="P25">Add another waypoint:</text:p>
          <text:list>
            <text:list-item>
              <text:p text:style-name="P15"><text:span text:style-name="T9">EDIT</text:span><text:span text:style-name="T8"> &gt; </text:span><text:span text:style-name="T9">INSERT</text:span></text:p>
            </text:list-item>
            <text:list-item>
              <text:p text:style-name="P25">Follow steps above to move green box and add waypoint after the currently selected waypoint.</text:p>
            </text:list-item>
          </text:list>
        </text:list-item>
        <text:list-item>
          <text:p text:style-name="P25">Rotate the right knob to select waypoint.</text:p>
        </text:list-item>
      </text:list>
      <text:p text:style-name="P3"/>
      <text:p text:style-name="P7">Clear flight plan</text:p>
      <text:list text:style-name="L4">
        <text:list-item>
          <text:p text:style-name="P17"><text:span text:style-name="T6">Menu</text:span><text:span text:style-name="T9"> page</text:span><text:span text:style-name="T6"> &gt; Plan &gt; Setup &gt; Unload to remove current flight plan (if any)</text:span></text:p>
        </text:list-item>
      </text:list>
      <text:p text:style-name="P3"/>
      <text:p text:style-name="P6">Reload original flight plan from mission editor</text:p>
      <text:list text:style-name="L5">
        <text:list-item>
          <text:p text:style-name="P26">Plan page &gt; Select &gt; Revise</text:p>
        </text:list-item>
      </text:list>
      <text:p text:style-name="P3"/>
      <text:p text:style-name="P6">Save a plan to ABRIS RAM</text:p>
      <text:list text:style-name="L6">
        <text:list-item>
          <text:p text:style-name="P27">Plan page &gt; Select &gt; Save &gt; Change NAME OF ROUTE as desired &gt; Save</text:p>
        </text:list-item>
      </text:list>
      <text:p text:style-name="P3"/>
      <text:p text:style-name="P6">Make a newly created<text:span text:style-name="T34">/edited</text:span> or loaded flight plan active</text:p>
      <text:list text:style-name="L7">
        <text:list-item>
          <text:p text:style-name="P28">Plan page &gt; ACTIV, switches automatically to NAV page.</text:p>
        </text:list-item>
      </text:list>
      <text:p text:style-name="P3"/>
      <text:p text:style-name="P8"><text:span text:style-name="T19">S</text:span><text:span text:style-name="T14">kip to next waypoint</text:span></text:p>
      <text:list text:style-name="L8">
        <text:list-item>
          <text:p text:style-name="P18"><text:span text:style-name="T10">Press SUSP</text:span><text:span text:style-name="T2"> to skip to next waypoint</text:span><text:span text:style-name="T11">.</text:span></text:p>
        </text:list-item>
      </text:list>
      <text:list text:style-name="L9">
        <text:list-item>
          <text:list>
            <text:list-item>
              <text:p text:style-name="P19"><text:span text:style-name="T11">If you have a single direct path set up with </text:span><text:span text:style-name="T2">TO mode, </text:span><text:span text:style-name="T11">SUSP switches the start and destination poin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5:02.918000000</dc:date>
    <meta:editing-duration>P1DT2H10M38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4" meta:word-count="541" meta:character-count="2839" meta:non-whitespace-character-count="2361"/>
  </office:meta>
</office:document-meta>
</file>